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7917in" fo:margin-left="-0.3917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3.4792in"/>
    </style:style>
    <style:style style:name="Table1.C" style:family="table-column">
      <style:table-column-properties style:column-width="2.8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1.6882in"/>
    </style:style>
    <style:style style:name="Table2" style:family="table">
      <style:table-properties style:width="7.7917in" fo:margin-left="-0.3813in" table:align="left"/>
    </style:style>
    <style:style style:name="Table2.A" style:family="table-column">
      <style:table-column-properties style:column-width="1.0868in"/>
    </style:style>
    <style:style style:name="Table2.B" style:family="table-column">
      <style:table-column-properties style:column-width="1.0799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1.12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2.1875in"/>
    </style:style>
    <style:style style:name="Table2.1" style:family="table-row">
      <style:table-row-properties style:min-row-height="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78aa9" officeooo:paragraph-rsid="00178aa9"/>
    </style:style>
    <style:style style:name="P2" style:family="paragraph" style:parent-style-name="Table_20_Contents">
      <style:text-properties fo:font-size="11pt" fo:font-weight="bold" officeooo:rsid="00178aa9" officeooo:paragraph-rsid="00178aa9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line-height="150%"/>
      <style:text-properties fo:font-size="11pt" fo:font-style="italic" officeooo:rsid="001b173c" officeooo:paragraph-rsid="0022fef6" style:font-size-asian="11pt" style:font-style-asian="italic" style:font-size-complex="11pt" style:font-style-complex="italic"/>
    </style:style>
    <style:style style:name="P4" style:family="paragraph" style:parent-style-name="Table_20_Contents">
      <style:paragraph-properties fo:line-height="150%"/>
      <style:text-properties fo:font-size="11pt" fo:font-style="italic" officeooo:rsid="00194ec6" officeooo:paragraph-rsid="0022fef6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line-height="150%"/>
      <style:text-properties fo:font-size="11pt" style:font-size-asian="11pt" style:font-size-complex="11pt"/>
    </style:style>
    <style:style style:name="P6" style:family="paragraph" style:parent-style-name="Table_20_Contents">
      <style:paragraph-properties fo:line-height="150%"/>
      <style:text-properties fo:font-size="11pt" officeooo:rsid="00194ec6" officeooo:paragraph-rsid="00194ec6" style:font-size-asian="11pt" style:font-size-complex="11pt"/>
    </style:style>
    <style:style style:name="P7" style:family="paragraph" style:parent-style-name="Text_20_body">
      <style:paragraph-properties fo:line-height="150%"/>
      <style:text-properties fo:font-size="11pt" style:font-size-asian="11pt" style:font-size-complex="11pt"/>
    </style:style>
    <style:style style:name="P8" style:family="paragraph" style:parent-style-name="Text_20_body">
      <style:paragraph-properties fo:line-height="150%"/>
      <style:text-properties fo:font-size="11pt" officeooo:rsid="0019e22a" officeooo:paragraph-rsid="0019e22a" style:font-size-asian="11pt" style:font-size-complex="11pt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Heading_20_3">
      <style:paragraph-properties fo:line-height="150%"/>
      <style:text-properties fo:font-size="11pt" fo:font-weight="normal" officeooo:paragraph-rsid="001b173c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line-height="150%"/>
      <style:text-properties fo:font-size="11pt" officeooo:rsid="001d3923" officeooo:paragraph-rsid="001d3923" style:font-size-asian="11pt" style:font-size-complex="11pt"/>
    </style:style>
    <style:style style:name="P12" style:family="paragraph" style:parent-style-name="Heading_20_3">
      <style:paragraph-properties fo:line-height="150%"/>
      <style:text-properties fo:font-size="11pt" fo:font-weight="normal" officeooo:rsid="003b7e75" officeooo:paragraph-rsid="001d3923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line-height="150%"/>
      <style:text-properties style:font-name="Arial" fo:font-size="11pt" fo:font-weight="normal" officeooo:rsid="001d3923" officeooo:paragraph-rsid="001d3923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fo:font-size="11pt" officeooo:paragraph-rsid="001d3923" style:font-size-asian="11pt" style:font-size-complex="11pt"/>
    </style:style>
    <style:style style:name="P15" style:family="paragraph" style:parent-style-name="Heading_20_3">
      <style:paragraph-properties fo:line-height="150%"/>
      <style:text-properties fo:font-size="11pt" fo:font-weight="normal" officeooo:paragraph-rsid="001eeee0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line-height="150%"/>
      <style:text-properties fo:font-size="11pt" officeooo:paragraph-rsid="001f9b26" style:font-size-asian="11pt" style:font-size-complex="11pt"/>
    </style:style>
    <style:style style:name="P17" style:family="paragraph" style:parent-style-name="Text_20_body">
      <style:paragraph-properties fo:line-height="150%"/>
      <style:text-properties fo:font-size="11pt" officeooo:rsid="001f9b26" officeooo:paragraph-rsid="001f9b26" style:font-size-asian="11pt" style:font-size-complex="11pt"/>
    </style:style>
    <style:style style:name="P18" style:family="paragraph" style:parent-style-name="Text_20_body">
      <style:paragraph-properties fo:line-height="150%"/>
      <style:text-properties style:font-name="Arial" fo:font-size="11pt" officeooo:rsid="001f9b26" officeooo:paragraph-rsid="001f9b26" style:font-size-asian="11pt" style:font-size-complex="11pt"/>
    </style:style>
    <style:style style:name="P19" style:family="paragraph" style:parent-style-name="Text_20_body">
      <style:paragraph-properties fo:line-height="150%"/>
      <style:text-properties fo:font-size="10.5pt" fo:font-style="italic" fo:font-weight="normal" officeooo:paragraph-rsid="001eeee0" style:font-size-asian="10.5pt" style:font-style-asian="italic" style:font-weight-asian="normal" style:font-size-complex="10.5pt" style:font-style-complex="italic" style:font-weight-complex="normal"/>
    </style:style>
    <style:style style:name="P20" style:family="paragraph" style:parent-style-name="Text_20_body">
      <style:text-properties fo:font-size="11pt" officeooo:paragraph-rsid="00178aa9" style:font-size-asian="11pt" style:font-size-complex="11pt"/>
    </style:style>
    <style:style style:name="P21" style:family="paragraph" style:parent-style-name="Table_20_Contents">
      <style:text-properties fo:font-size="11pt" fo:font-weight="bold" officeooo:rsid="0021f694" officeooo:paragraph-rsid="0021f694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50%"/>
      <style:text-properties fo:font-size="11pt" officeooo:rsid="00194ec6" officeooo:paragraph-rsid="0021f694" style:font-size-asian="11pt" style:font-size-complex="11pt"/>
    </style:style>
    <style:style style:name="P23" style:family="paragraph" style:parent-style-name="Table_20_Contents">
      <style:text-properties fo:font-size="11pt" officeooo:paragraph-rsid="0023e0cf" style:font-size-asian="11pt" style:font-size-complex="11pt"/>
    </style:style>
    <style:style style:name="P24" style:family="paragraph" style:parent-style-name="Table_20_Contents">
      <style:text-properties fo:font-size="11pt" officeooo:rsid="002466a1" officeooo:paragraph-rsid="002466a1" style:font-size-asian="11pt" style:font-size-complex="11pt"/>
    </style:style>
    <style:style style:name="P25" style:family="paragraph" style:parent-style-name="Heading_20_3">
      <style:paragraph-properties fo:line-height="150%"/>
      <style:text-properties fo:font-size="11pt" fo:font-weight="normal" officeooo:paragraph-rsid="0021f694" style:font-size-asian="11pt" style:font-weight-asian="normal" style:font-size-complex="11pt" style:font-weight-complex="normal"/>
    </style:style>
    <style:style style:name="P26" style:family="paragraph" style:parent-style-name="Heading_20_3">
      <style:paragraph-properties fo:line-height="150%"/>
      <style:text-properties fo:font-size="11pt" fo:font-weight="normal" officeooo:rsid="003b7e75" officeooo:paragraph-rsid="0021f694" style:font-size-asian="11pt" style:font-weight-asian="normal" style:font-size-complex="11pt" style:font-weight-complex="normal"/>
    </style:style>
    <style:style style:name="P27" style:family="paragraph" style:parent-style-name="Heading_20_3">
      <style:paragraph-properties fo:line-height="150%"/>
      <style:text-properties fo:font-size="11pt" fo:font-weight="normal" officeooo:paragraph-rsid="0022fef6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fo:font-size="11pt" officeooo:paragraph-rsid="002466a1" style:font-size-asian="11pt" style:font-size-complex="11pt"/>
    </style:style>
    <style:style style:name="P29" style:family="paragraph" style:parent-style-name="Table_20_Contents">
      <style:text-properties fo:font-size="11pt" officeooo:paragraph-rsid="00274539" style:font-size-asian="11pt" style:font-size-complex="11pt"/>
    </style:style>
    <style:style style:name="P30" style:family="paragraph" style:parent-style-name="Text_20_body">
      <style:paragraph-properties fo:line-height="150%"/>
      <style:text-properties fo:font-size="10.5pt" fo:font-style="italic" fo:font-weight="normal" officeooo:paragraph-rsid="0028d53d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194ec6"/>
    </style:style>
    <style:style style:name="T2" style:family="text">
      <style:text-properties fo:font-style="italic" officeooo:rsid="0019e22a" style:font-style-asian="italic" style:font-style-complex="italic"/>
    </style:style>
    <style:style style:name="T3" style:family="text">
      <style:text-properties officeooo:rsid="0019e22a"/>
    </style:style>
    <style:style style:name="T4" style:family="text">
      <style:text-properties officeooo:rsid="001b173c"/>
    </style:style>
    <style:style style:name="T5" style:family="text">
      <style:text-properties officeooo:rsid="002466a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bc287"/>
    </style:style>
    <style:style style:name="T8" style:family="text">
      <style:text-properties officeooo:rsid="001d3923"/>
    </style:style>
    <style:style style:name="T9" style:family="text">
      <style:text-properties officeooo:rsid="0023e0cf"/>
    </style:style>
    <style:style style:name="T10" style:family="text">
      <style:text-properties style:font-name="Arial" fo:font-weight="normal" officeooo:rsid="003f2b1f" style:font-weight-asian="normal" style:font-weight-complex="normal"/>
    </style:style>
    <style:style style:name="T11" style:family="text">
      <style:text-properties officeooo:rsid="001eeee0"/>
    </style:style>
    <style:style style:name="T12" style:family="text">
      <style:text-properties style:font-name="Arial" officeooo:rsid="003eb226"/>
    </style:style>
    <style:style style:name="T13" style:family="text">
      <style:text-properties style:font-name="Arial" officeooo:rsid="0045785a"/>
    </style:style>
    <style:style style:name="T14" style:family="text">
      <style:text-properties style:font-name="Arial" officeooo:rsid="003f8482"/>
    </style:style>
    <style:style style:name="T15" style:family="text">
      <style:text-properties style:font-name="Arial" fo:font-style="italic" officeooo:rsid="0045785a" style:font-style-asian="italic" style:font-style-complex="italic"/>
    </style:style>
    <style:style style:name="T16" style:family="text">
      <style:text-properties style:font-name="Arial" officeooo:rsid="004932bd"/>
    </style:style>
    <style:style style:name="T17" style:family="text">
      <style:text-properties style:font-name="Arial" officeooo:rsid="004b8d64"/>
    </style:style>
    <style:style style:name="T18" style:family="text">
      <style:text-properties style:font-name="Arial" officeooo:rsid="0049d2d9"/>
    </style:style>
    <style:style style:name="T19" style:family="text">
      <style:text-properties style:font-name="Arial"/>
    </style:style>
    <style:style style:name="T20" style:family="text">
      <style:text-properties officeooo:rsid="001f9b26"/>
    </style:style>
    <style:style style:name="T21" style:family="text">
      <style:text-properties officeooo:rsid="002899f1"/>
    </style:style>
    <style:style style:name="T22" style:family="text">
      <style:text-properties fo:font-style="italic" officeooo:rsid="001b173c" style:font-style-asian="italic" style:font-style-complex="italic"/>
    </style:style>
    <style:style style:name="T23" style:family="text">
      <style:text-properties fo:font-style="italic" officeooo:rsid="0022fef6" style:font-style-asian="italic" style:font-style-complex="italic"/>
    </style:style>
    <style:style style:name="T24" style:family="text">
      <style:text-properties officeooo:rsid="0022fef6"/>
    </style:style>
    <style:style style:name="T25" style:family="text">
      <style:text-properties officeooo:rsid="0025d3a3"/>
    </style:style>
    <style:style style:name="T26" style:family="text">
      <style:text-properties officeooo:rsid="0028d5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Management System: Background Study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Existing Solutions</text:p>
          </table:table-cell>
          <table:table-cell table:style-name="Table1.A1" office:value-type="string">
            <text:p text:style-name="P2">Features</text:p>
          </table:table-cell>
          <table:table-cell table:style-name="Table1.C1" office:value-type="string">
            <text:p text:style-name="P2">Limitations</text:p>
          </table:table-cell>
        </table:table-row>
        <table:table-row>
          <table:table-cell table:style-name="Table1.A2" office:value-type="string">
            <text:p text:style-name="P3">A Web Based Final Year Project Supervision System </text:p>
            <text:p text:style-name="P4">(Beekhy, 2013)</text:p>
          </table:table-cell>
          <table:table-cell table:style-name="Table1.A2" office:value-type="string">
            <text:p text:style-name="P5">- <text:span text:style-name="T1">Appointment scheduling system which uses the supervisor’s calendar as a basis for scheduling meetings.</text:span></text:p>
            <text:p text:style-name="P5">- <text:span text:style-name="T1">Document management system where supervisors can set tasks for deliverable submissions/re-submissions and track document changes.</text:span></text:p>
            <text:p text:style-name="P5">- <text:span text:style-name="T1">Progress tracker with Gantt chart visualization to provide a complete picture of project’s progress.</text:span></text:p>
          </table:table-cell>
          <table:table-cell table:style-name="Table1.C2" office:value-type="string">
            <text:p text:style-name="P5">- <text:span text:style-name="T1">Lack of AI-powered feedback compliance checking</text:span></text:p>
            <text:p text:style-name="P5"/>
            <text:p text:style-name="P5">- <text:span text:style-name="T1">Inability to send notifications to external services such as email or push notifications for important reminders</text:span></text:p>
          </table:table-cell>
        </table:table-row>
        <table:table-row>
          <table:table-cell table:style-name="Table1.A2" office:value-type="string">
            <text:p text:style-name="P6">Creatrix Campus <text:span text:style-name="T2">(Creatrix Campus, 2025:-b, Creatrix Campus, 2025:-c)</text:span></text:p>
          </table:table-cell>
          <table:table-cell table:style-name="Table1.A2" office:value-type="string">
            <text:p text:style-name="P7">- <text:span text:style-name="T1">Centralized document repository for change tracking and </text:span><text:span text:style-name="T3">version control</text:span><text:span text:style-name="T1">.</text:span></text:p>
            <text:p text:style-name="P7">- <text:span text:style-name="T3">Customizable review and approval workflows to streamline dissertation management </text:span><text:span text:style-name="T4">(</text:span><text:span text:style-name="T5">Low</text:span><text:span text:style-name="T4">-code configurations)</text:span><text:span text:style-name="T3">.</text:span></text:p>
            <text:p text:style-name="P8">- Reporting analytics for evaluating dissertation and thesis milestones <text:span text:style-name="T4">for both students and supervisors</text:span>.</text:p>
            <text:p text:style-name="P8">- <text:span text:style-name="T4">Meeting management software includes meeting scheduling with conflict avoidance and attendance tracking.</text:span></text:p>
          </table:table-cell>
          <table:table-cell table:style-name="Table1.C2" office:value-type="string">
            <text:p text:style-name="P9">- <text:span text:style-name="T3">No out-of-the-box solution for automated feedback checking; </text:span><text:span text:style-name="T4">training is required for developers to implement and maintain custom review and approval workflows.</text:span></text:p>
            <text:p text:style-name="P9"/>
            <text:p text:style-name="P9">- <text:span text:style-name="T4">Enterprise-level pricing may present a significant financial barrier.</text:span></text:p>
          </table:table-cell>
        </table:table-row>
        <table:table-row table:style-name="Table1.4">
          <table:table-cell table:style-name="Table1.A2" office:value-type="string">
            <text:h text:style-name="P10" text:outline-level="3">Moodle as a Final Year Project Management System <text:span text:style-name="T6">(Khamaruddin et al., 2018)</text:span></text:h>
          </table:table-cell>
          <table:table-cell table:style-name="Table1.A2" office:value-type="string">
            <text:p text:style-name="P7">- <text:span text:style-name="T7">The system re-purposes Moodle’s forum activity module to provide reminders with email notifications for important tasks and deadlines.</text:span></text:p>
            <text:p text:style-name="P7">- <text:span text:style-name="T7">Assignment activity module in Moodle allows supervisors to set assignments where students can </text:span><text:span text:style-name="T8">submit drafts and final documents.</text:span></text:p>
            <text:p text:style-name="P11"><text:soft-page-break/>- Progress updates are tracked via the system’s course administration module.</text:p>
          </table:table-cell>
          <table:table-cell table:style-name="Table1.C2" office:value-type="string">
            <text:p text:style-name="P9">- <text:span text:style-name="T8">Assignment activity module does not provide change tracking </text:span><text:span text:style-name="T9">between</text:span><text:span text:style-name="T8"> submissions.</text:span></text:p>
            <text:p text:style-name="P9"/>
            <text:p text:style-name="P9">- <text:span text:style-name="T8">The system lacks a meeting planning and automatic feedback checking system.</text:span></text:p>
          </table:table-cell>
        </table:table-row>
        <table:table-row>
          <table:table-cell table:style-name="Table1.A2" office:value-type="string">
            <text:h text:style-name="P12" text:outline-level="3">Final Year Project Management System for Information Technology Programmes <text:span text:style-name="T6">(Leung et al., 2018)</text:span></text:h>
          </table:table-cell>
          <table:table-cell table:style-name="Table1.A2" office:value-type="string">
            <text:p text:style-name="P7">- <text:span text:style-name="T8">The system has a File Sharing and Repository module to centralize document and code submissions.</text:span></text:p>
            <text:p text:style-name="P11">- <text:s/><text:span text:style-name="T10">Project Management module provides students with a shared workspace and a scheduler for them to create tasks and set deadlines.</text:span></text:p>
            <text:p text:style-name="P13">- Basic progress tracking feature for each student.</text:p>
          </table:table-cell>
          <table:table-cell table:style-name="Table1.C2" office:value-type="string">
            <text:p text:style-name="P14">- <text:span text:style-name="T8">The system lacks a meeting </text:span><text:span text:style-name="T11">scheduling</text:span><text:span text:style-name="T8"> and automatic feedback checking system.</text:span></text:p>
            <text:p text:style-name="P14"/>
            <text:p text:style-name="P14">- <text:span text:style-name="T8">Lack of a sophisticated version control system for managing documents </text:span><text:span text:style-name="T11">and code.</text:span></text:p>
            <text:p text:style-name="P14"/>
            <text:p text:style-name="P14">- <text:span text:style-name="T11">Group-based submission may obscure work accountability for individual students.</text:span></text:p>
          </table:table-cell>
        </table:table-row>
        <table:table-row>
          <table:table-cell table:style-name="Table1.A2" office:value-type="string">
            <text:h text:style-name="P15" text:outline-level="3"><text:span text:style-name="T12">Google </text:span><text:span text:style-name="T13">Workspace </text:span><text:span text:style-name="T14">for Education </text:span><text:span text:style-name="T15">(Google, 2025)</text:span></text:h>
          </table:table-cell>
          <table:table-cell table:style-name="Table1.A2" office:value-type="string">
            <text:p text:style-name="P16">- <text:span text:style-name="T16">Google </text:span><text:span text:style-name="T17">Cl</text:span><text:span text:style-name="T16">assroom acts as the core of the system where </text:span><text:span text:style-name="T18">supervisors can </text:span><text:span text:style-name="T17">make</text:span><text:span text:style-name="T18"> classes for project students and </text:span><text:span text:style-name="T17">create</text:span><text:span text:style-name="T18"> assignments with deadlines.</text:span></text:p>
            <text:p text:style-name="P17"><text:span text:style-name="T18">- </text:span><text:span text:style-name="T19">Google Classroom integrates seamlessly with Google Calendar, which can be used as a basis for meeting scheduling.</text:span></text:p>
            <text:p text:style-name="P18">- Google Docs allows keeping track of different document versions for version control <text:span text:style-name="T5">and overall change tracking using “Suggest” mode</text:span>.</text:p>
            <text:p text:style-name="P17"><text:span text:style-name="T19">- Google Docs integrate with Google Assignment for feedback submission.</text:span> </text:p>
          </table:table-cell>
          <table:table-cell table:style-name="Table1.C2" office:value-type="string">
            <text:p text:style-name="P14">- <text:span text:style-name="T20">Lack of customization flexibility to incorporate an AI solution for feedback compliance checking.</text:span></text:p>
            <text:p text:style-name="P14"/>
            <text:p text:style-name="P14">- <text:span text:style-name="T20">Inadequate progress tracking capabilities to provide an overview of project’s progress.</text:span></text:p>
          </table:table-cell>
        </table:table-row>
        <table:table-row>
          <table:table-cell table:style-name="Table1.A2" office:value-type="string">
            <text:p text:style-name="P19">Web-Based Final Year Project Supervision Management System (FYPSMS) (Adeniyi et al., 2024)</text:p>
          </table:table-cell>
          <table:table-cell table:style-name="Table1.A2" office:value-type="string">
            <text:p text:style-name="P16">- <text:span text:style-name="T21">Student home page for uploading project work documents and viewing progress.</text:span></text:p>
            <text:p text:style-name="P16">- <text:span text:style-name="T21">Supervisor dashboard to view progress for multiple students and project inspection page for viewing, downloading documents and providing feedback.</text:span></text:p>
          </table:table-cell>
          <table:table-cell table:style-name="Table1.C2" office:value-type="string">
            <text:p text:style-name="P14">- <text:span text:style-name="T21">The system lacks a dedicated meeting scheduling system and automatic feedback checking.</text:span></text:p>
            <text:p text:style-name="P14">- <text:span text:style-name="T21">There is no feature to track changes between document submissions.</text:span></text:p>
          </table:table-cell>
        </table:table-row>
      </table:table>
      <text:p text:style-name="P2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1">Solutions</text:p>
          </table:table-cell>
          <table:table-cell table:style-name="Table2.A1" office:value-type="string">
            <text:p text:style-name="P21">Meeting Scheduling &amp; Reminder Notification System</text:p>
          </table:table-cell>
          <table:table-cell table:style-name="Table2.A1" office:value-type="string">
            <text:p text:style-name="P21">Deliverable Submission/Re-Submission with <text:span text:style-name="T9">Change Tracking</text:span></text:p>
          </table:table-cell>
          <table:table-cell table:style-name="Table2.A1" office:value-type="string">
            <text:p text:style-name="P21"><text:span text:style-name="T5">Automatic </text:span>Feedback Compliance Checking</text:p>
          </table:table-cell>
          <table:table-cell table:style-name="Table2.A1" office:value-type="string">
            <text:p text:style-name="P21">Progress Tracking <text:span text:style-name="T9">(progress log or visual)</text:span></text:p>
          </table:table-cell>
          <table:table-cell table:style-name="Table2.F1" office:value-type="string">
            <text:p text:style-name="P21">Specific Features</text:p>
          </table:table-cell>
        </table:table-row>
        <table:table-row>
          <table:table-cell table:style-name="Table2.A2" office:value-type="string">
            <text:p text:style-name="P22"><text:span text:style-name="T22">A Web Based </text:span><text:span text:style-name="T23">FYP</text:span><text:span text:style-name="T22"> Supervision System </text:span></text:p>
          </table:table-cell>
          <table:table-cell table:style-name="Table2.A2" office:value-type="string">
            <text:p text:style-name="P9">✓</text:p>
          </table:table-cell>
          <table:table-cell table:style-name="Table2.A2" office:value-type="string">
            <text:p text:style-name="P9">✓</text:p>
          </table:table-cell>
          <table:table-cell table:style-name="Table2.A2" office:value-type="string">
            <text:p text:style-name="P9">✗</text:p>
          </table:table-cell>
          <table:table-cell table:style-name="Table2.A2" office:value-type="string">
            <text:p text:style-name="P23">✓</text:p>
          </table:table-cell>
          <table:table-cell table:style-name="Table2.F2" office:value-type="string">
            <text:p text:style-name="P9">- <text:span text:style-name="T9">Meeting scheduling on the basis of supervisor calendar.</text:span></text:p>
            <text:p text:style-name="P9">- <text:span text:style-name="T9">Gantt Chart visualization for progress tracking</text:span></text:p>
          </table:table-cell>
        </table:table-row>
        <table:table-row>
          <table:table-cell table:style-name="Table2.A2" office:value-type="string">
            <text:p text:style-name="P22">Creatrix Campus </text:p>
          </table:table-cell>
          <table:table-cell table:style-name="Table2.A2" office:value-type="string">
            <text:p text:style-name="P23">✓</text:p>
          </table:table-cell>
          <table:table-cell table:style-name="Table2.A2" office:value-type="string">
            <text:p text:style-name="P23">✓</text:p>
          </table:table-cell>
          <table:table-cell table:style-name="Table2.A2" office:value-type="string">
            <text:p text:style-name="P9">?</text:p>
          </table:table-cell>
          <table:table-cell table:style-name="Table2.A2" office:value-type="string">
            <text:p text:style-name="P23">✓</text:p>
          </table:table-cell>
          <table:table-cell table:style-name="Table2.F2" office:value-type="string">
            <text:p text:style-name="P9">- <text:span text:style-name="T9">Low code platform to create review and approval workflows for deliverables.</text:span></text:p>
            <text:p text:style-name="P24">- Meeting Attendance tracking</text:p>
          </table:table-cell>
        </table:table-row>
        <table:table-row>
          <table:table-cell table:style-name="Table2.A2" office:value-type="string">
            <text:h text:style-name="P25" text:outline-level="3">Moodle as a <text:span text:style-name="T24">FYP</text:span> Management System</text:h>
          </table:table-cell>
          <table:table-cell table:style-name="Table2.A2" office:value-type="string">
            <text:p text:style-name="P23">✓</text:p>
          </table:table-cell>
          <table:table-cell table:style-name="Table2.A2" office:value-type="string">
            <text:p text:style-name="P23">✗</text:p>
          </table:table-cell>
          <table:table-cell table:style-name="Table2.A2" office:value-type="string">
            <text:p text:style-name="P23">✗</text:p>
          </table:table-cell>
          <table:table-cell table:style-name="Table2.A2" office:value-type="string">
            <text:p text:style-name="P23">✓</text:p>
          </table:table-cell>
          <table:table-cell table:style-name="Table2.F2" office:value-type="string">
            <text:p text:style-name="P9">- <text:span text:style-name="T25">Re-purposing existing open-source Moodle modules to provide specific features</text:span></text:p>
          </table:table-cell>
        </table:table-row>
        <table:table-row>
          <table:table-cell table:style-name="Table2.A2" office:value-type="string">
            <text:h text:style-name="P26" text:outline-level="3"><text:span text:style-name="T24">FYP</text:span> Management System for <text:span text:style-name="T24">IT</text:span> Programmes</text:h>
          </table:table-cell>
          <table:table-cell table:style-name="Table2.A2" office:value-type="string">
            <text:p text:style-name="P23">✗</text:p>
          </table:table-cell>
          <table:table-cell table:style-name="Table2.A2" office:value-type="string">
            <text:p text:style-name="P23">✗</text:p>
          </table:table-cell>
          <table:table-cell table:style-name="Table2.A2" office:value-type="string">
            <text:p text:style-name="P23">✗</text:p>
          </table:table-cell>
          <table:table-cell table:style-name="Table2.A2" office:value-type="string">
            <text:p text:style-name="P23">✗</text:p>
          </table:table-cell>
          <table:table-cell table:style-name="Table2.F2" office:value-type="string">
            <text:p text:style-name="P9">- <text:span text:style-name="T5">Architecture for streamlining group-based project supervision</text:span></text:p>
          </table:table-cell>
        </table:table-row>
        <table:table-row>
          <table:table-cell table:style-name="Table2.A2" office:value-type="string">
            <text:h text:style-name="P27" text:outline-level="3"><text:span text:style-name="T12">Google </text:span><text:span text:style-name="T13">Workspace </text:span><text:span text:style-name="T14">for Education</text:span></text:h>
          </table:table-cell>
          <table:table-cell table:style-name="Table2.A2" office:value-type="string">
            <text:p text:style-name="P23">✓</text:p>
          </table:table-cell>
          <table:table-cell table:style-name="Table2.A2" office:value-type="string">
            <text:p text:style-name="P28">✓</text:p>
          </table:table-cell>
          <table:table-cell table:style-name="Table2.A2" office:value-type="string">
            <text:p text:style-name="P29">✗</text:p>
          </table:table-cell>
          <table:table-cell table:style-name="Table2.A2" office:value-type="string">
            <text:p text:style-name="P23">✗</text:p>
          </table:table-cell>
          <table:table-cell table:style-name="Table2.F2" office:value-type="string">
            <text:p text:style-name="P9">- <text:span text:style-name="T9">Document versioning for visible change tracking</text:span></text:p>
            <text:p text:style-name="P9">- <text:span text:style-name="T5">Prevent document editing/re-submission during feedback</text:span></text:p>
          </table:table-cell>
        </table:table-row>
        <table:table-row>
          <table:table-cell table:style-name="Table2.A2" office:value-type="string">
            <text:p text:style-name="P30">Web-Based FYPSMS</text:p>
          </table:table-cell>
          <table:table-cell table:style-name="Table2.A2" office:value-type="string">
            <text:p text:style-name="P29">✗</text:p>
          </table:table-cell>
          <table:table-cell table:style-name="Table2.A2" office:value-type="string">
            <text:p text:style-name="P29">✗</text:p>
          </table:table-cell>
          <table:table-cell table:style-name="Table2.A2" office:value-type="string">
            <text:p text:style-name="P29">✗</text:p>
          </table:table-cell>
          <table:table-cell table:style-name="Table2.A2" office:value-type="string">
            <text:p text:style-name="P29">✓</text:p>
          </table:table-cell>
          <table:table-cell table:style-name="Table2.F2" office:value-type="string">
            <text:p text:style-name="P9">- <text:span text:style-name="T26">Dedicated dashboards for system administrators and external examiners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09:19:52.820359811</meta:creation-date>
    <dc:date>2025-09-27T12:42:26.843631357</dc:date>
    <meta:editing-duration>PT19M51S</meta:editing-duration>
    <meta:editing-cycles>5</meta:editing-cycles>
    <meta:generator>LibreOffice/25.2.3.2$Linux_X86_64 LibreOffice_project/520$Build-2</meta:generator>
    <meta:document-statistic meta:table-count="2" meta:image-count="0" meta:object-count="0" meta:page-count="3" meta:paragraph-count="88" meta:word-count="670" meta:character-count="4638" meta:non-whitespace-character-count="4051"/>
  </office:meta>
</office:document-meta>
</file>